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officeooo:rsid="0009dc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es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2T16:54:43</meta:creation-date>
    <dc:date>2013-04-22T16:55:06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4.0.2.2$MacOSX_x86 LibreOffice_project/4c82dcdd6efcd48b1d8bba66bfe1989deee49c3</meta:generator>
  </office:meta>
</office:document-meta>
</file>